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36c7b9" officeooo:paragraph-rsid="00936f19" style:font-size-asian="9.10000038146973pt" style:font-weight-asian="normal" style:font-size-complex="9.1000003814697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何謂國學</text:h>
      <text:p text:style-name="P1"/>
      <text:p text:style-name="P4">我明白什麼是國畫！</text:p>
      <text:p text:style-name="P4"/>
      <text:p text:style-name="P4">但何謂國學，我一頭霧水！又何謂中國傳統文化？這看着感覺是一個很大的框，什麼都可以往裏裝！</text:p>
      <text:p text:style-name="P4"/>
      <text:p text:style-name="P4">每個漢字都像一朵花！有正確的老師教導，會發現其中之美，與做人的關係！漢字所承載的文化，也本是很樸實易懂，修身齊家治天下！修身，其實也是修心，古人讀書，如大學，本意是用讀書自律，讓人有品德而又率真不虛僞，剋制慾望就是人有別於動物的起點！而齊家者，一屋之不掃，何以掃天下，就是對家庭要有擔當！平天下者，即爲社會責任！國之不存，何以有家！</text:p>
      <text:p text:style-name="P4"/>
      <text:p text:style-name="P4">這些古人寫的教材，都是非常淺顯而易懂的道！甩如今的洗腦教材十萬八千裏！其中的精華遠多餘糟粕！哪像如今，一羣胡言亂語的人編寫着胡言亂語的教材！然後說漢字的文化不行！</text:p>
      <text:p text:style-name="P4"/>
      <text:p text:style-name="P4"><text:span text:style-name="T1">那些粉所謂國學的，其實就是隱藏在中國的黑幫畜生對中國文化的一種高級黑的污名化！</text:span>其手法跟用傳媒嘲笑川普是瘋子一樣，讓人覺得與之立場觀點一致是恥辱！畜生的套路是一樣的！</text:p>
      <text:p text:style-name="P4"/>
      <text:p text:style-name="P4">用心學漢語，有了各種語言的對比，慢慢地就會找回自信！</text:p>
      <text:p text:style-name="P4"/>
      <text:p text:style-name="P4">漢語是一門男女老少都適合朗誦的優美語言！當然不能用胡言亂語之滿大人的發音，從小到大，晨讀就沒覺得有朗誦之快感！那種所謂的字正腔圓的誇張發音，絲毫沒有一種語言的享受，反倒是一種做作和浮誇！然而，換着用粵語，其美感即由口至心！</text:p>
      <text:p text:style-name="P3"/>
      <text:p text:style-name="P3">我不知國學爲何物，但我知道漢字讀起來很美，寫起來很漂亮！學好了，就是修心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10T04:00:37.557498133</dc:date>
    <meta:editing-duration>PT22H2M25S</meta:editing-duration>
    <meta:editing-cycles>293</meta:editing-cycles>
    <meta:document-statistic meta:table-count="0" meta:image-count="0" meta:object-count="0" meta:page-count="1" meta:paragraph-count="9" meta:word-count="560" meta:character-count="560" meta:non-whitespace-character-count="560"/>
  </office:meta>
</office:document-meta>
</file>